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0000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66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66ff66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4619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color="#000000" fo:font-size="18pt" style:font-size-asian="18pt" style:font-size-complex="18pt"/>
    </style:style>
    <style:style style:name="ce14" style:family="table-cell" style:parent-style-name="Default">
      <style:table-cell-properties fo:background-color="#ff66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ff33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00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00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2" table:default-cell-style-name="Default"/>
        <table:table-column table:style-name="co1" table:default-cell-style-name="ce6"/>
        <table:table-column table:style-name="co1" table:number-columns-repeated="1011" table:default-cell-style-name="Default"/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 table:number-rows-repeated="3">
          <table:table-cell table:style-name="ce3" table:number-columns-repeated="6"/>
          <table:table-cell table:style-name="ce4"/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----&g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---&gt;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----&gt;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----&gt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----&gt;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dado(tamaño)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p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Random [0..tamaño-1]</text:p>
          </table:table-cell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moneda()</text:p>
          </table:table-cell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horiz/vertical</text:p>
          </table:table-cell>
          <table:table-cell table:number-columns-repeated="1001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number-columns-repeated="10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16" office:value-type="string" calcext:value-type="string">
            <text:p>s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7"/>
          <table:table-cell office:value-type="string" calcext:value-type="string">
            <text:p>Col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fil</text:p>
          </table:table-cell>
          <table:table-cell office:value-type="string" calcext:value-type="string">
            <text:p>0-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style-name="ce17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col</text:p>
          </table:table-cell>
          <table:table-cell office:value-type="string" calcext:value-type="string">
            <text:p>0-9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08:44:40.9392806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Gualberto</meta:initial-creator>
    <meta:creation-date>2015-11-24T14:38:23.917479152</meta:creation-date>
    <dc:date>2017-01-16T12:46:45.042916918</dc:date>
    <meta:editing-duration>PT1H44M14S</meta:editing-duration>
    <meta:editing-cycles>9</meta:editing-cycles>
    <meta:generator>LibreOffice/5.1.4.2$Linux_X86_64 LibreOffice_project/10m0$Build-2</meta:generator>
    <meta:document-statistic meta:table-count="1" meta:cell-count="362" meta:object-count="0"/>
  </office:meta>
</office:document-meta>
</file>